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arnell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Order Code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 table:style-name="ce1" office:value-type="float" office:value="9238689" calcext:value-type="float">
            <text:p>92386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2688498" calcext:value-type="float">
            <text:p>26884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9238379" calcext:value-type="float">
            <text:p>9238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float" office:value="2497715" calcext:value-type="float">
            <text:p>24977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497714" calcext:value-type="float">
            <text:p>24977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133992" calcext:value-type="float">
            <text:p>21339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9238603" calcext:value-type="float">
            <text:p>92386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368169" calcext:value-type="float">
            <text:p>23681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float" office:value="1417667" calcext:value-type="float">
            <text:p>1417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376932" calcext:value-type="float">
            <text:p>23769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067775" calcext:value-type="float">
            <text:p>2067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865556" calcext:value-type="float">
            <text:p>18655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2496792" calcext:value-type="float">
            <text:p>24967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496930" calcext:value-type="float">
            <text:p>24969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2434643" calcext:value-type="float">
            <text:p>24346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112849" calcext:value-type="float">
            <text:p>21128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748728" calcext:value-type="float">
            <text:p>17487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346896" calcext:value-type="float">
            <text:p>23468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502402" calcext:value-type="float">
            <text:p>25024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401856" calcext:value-type="float">
            <text:p>24018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406965" calcext:value-type="float">
            <text:p>24069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358234" calcext:value-type="float">
            <text:p>23582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496834" calcext:value-type="float">
            <text:p>24968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2470344" calcext:value-type="float">
            <text:p>24703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096227" calcext:value-type="float">
            <text:p>2096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2064363" calcext:value-type="float">
            <text:p>20643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828860" calcext:value-type="float">
            <text:p>18288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290329" calcext:value-type="float">
            <text:p>22903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290328" calcext:value-type="float">
            <text:p>22903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96882" calcext:value-type="float">
            <text:p>24968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309108" calcext:value-type="float">
            <text:p>2309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830748" calcext:value-type="float">
            <text:p>18307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608592" calcext:value-type="float">
            <text:p>16085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332509" calcext:value-type="float">
            <text:p>23325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96825" calcext:value-type="float">
            <text:p>24968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405785" calcext:value-type="float">
            <text:p>24057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462637" calcext:value-type="float">
            <text:p>24626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9402047" calcext:value-type="float">
            <text:p>94020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float" office:value="2524984" calcext:value-type="float">
            <text:p>25249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496800" calcext:value-type="float">
            <text:p>24968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762621" calcext:value-type="float">
            <text:p>17626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285871" calcext:value-type="float">
            <text:p>22858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797012" calcext:value-type="float">
            <text:p>17970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670808" calcext:value-type="float">
            <text:p>26708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72775" calcext:value-type="float">
            <text:p>26727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469746" calcext:value-type="float">
            <text:p>14697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116067" calcext:value-type="float">
            <text:p>21160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672771" calcext:value-type="float">
            <text:p>26727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762616" calcext:value-type="float">
            <text:p>17626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480594" calcext:value-type="float">
            <text:p>24805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2379805" calcext:value-type="float">
            <text:p>2379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2576286" calcext:value-type="float">
            <text:p>2576286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2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text>£</number:text>
      <number:number number:decimal-places="2" loext:min-decimal-places="2" number:min-integer-digits="1" number:grouping="true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1:01:13.966461814</meta:creation-date>
    <dc:date>2017-07-25T21:05:21.820698231</dc:date>
    <meta:editing-duration>PT4M7S</meta:editing-duration>
    <meta:editing-cycles>2</meta:editing-cycles>
    <meta:generator>LibreOffice/5.1.6.2$Linux_X86_64 LibreOffice_project/10m0$Build-2</meta:generator>
    <meta:document-statistic meta:table-count="1" meta:cell-count="106" meta:object-count="0"/>
  </office:meta>
</office:document-meta>
</file>